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normal" officeooo:rsid="0019a8c6" officeooo:paragraph-rsid="0019a8c6" style:font-size-asian="18.3500003814697pt" style:font-weight-asian="normal" style:font-size-complex="21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normal" officeooo:rsid="0019a8c6" officeooo:paragraph-rsid="0019a8c6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19a8c6" officeooo:paragraph-rsid="0019a8c6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bsheet 1</text:p>
      <text:p text:style-name="P2">Algortihm and data structure</text:p>
      <text:p text:style-name="P2"/>
      <text:p text:style-name="P3">Name : Gesangrah Swandaru Pratama</text:p>
      <text:p text:style-name="P3">NIM <text:s text:c="2"/>: 254107020178</text:p>
      <text:p text:style-name="P4"/>
      <text:p text:style-name="P4"/>
      <text:p text:style-name="P4">https://github.com/igipxy/Algortihm-Data-Structu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07:53:09.068941200</meta:creation-date>
    <dc:date>2026-02-20T07:54:39.417870900</dc:date>
    <meta:editing-duration>PT1M30S</meta:editing-duration>
    <meta:editing-cycles>1</meta:editing-cycles>
    <meta:document-statistic meta:table-count="0" meta:image-count="0" meta:object-count="0" meta:page-count="1" meta:paragraph-count="5" meta:word-count="15" meta:character-count="141" meta:non-whitespace-character-count="129"/>
    <meta:generator>LibreOffice/25.8.4.2$Windows_X86_64 LibreOffice_project/290daaa01b999472f0c7a3890eb6a550fd74c6df</meta:generator>
  </office:meta>
</office:document-meta>
</file>